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7127" officeooo:paragraph-rsid="000b7127"/>
    </style:style>
    <style:style style:name="T1" style:family="text">
      <style:text-properties officeooo:rsid="000ca4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ical Support Manual</text:p>
      <text:p text:style-name="P1"/>
      <text:p text:style-name="P1">Table of Contents</text:p>
      <text:p text:style-name="P1"/>
      <text:p text:style-name="P1">Overview of Program</text:p>
      <text:p text:style-name="P1"/>
      <text:p text:style-name="P1">Program Structure</text:p>
      <text:p text:style-name="P1"/>
      <text:p text:style-name="P1">Function Description</text:p>
      <text:p text:style-name="P1"/>
      <text:p text:style-name="P1">Data Structure Description</text:p>
      <text:p text:style-name="P1"/>
      <text:p text:style-name="P1">Global Variables</text:p>
      <text:p text:style-name="P1"/>
      <text:p text:style-name="P1">Cross Reference</text:p>
      <text:p text:style-name="P1"/>
      <text:p text:style-name="P1">Ind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07:15:16.502624284</meta:creation-date>
    <dc:date>2015-08-31T08:30:36.741971121</dc:date>
    <meta:editing-duration>PT1H13M1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21" meta:character-count="159" meta:non-whitespace-character-count="147"/>
  </office:meta>
</office:document-meta>
</file>